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77777" style:font-name="Roboto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loext:contextual-spacing="false" style:line-height-at-least="0.2398in" fo:orphans="2" fo:widows="2" fo:text-indent="0in" style:auto-text-indent="false" style:writing-mode="lr-tb"/>
      <style:text-properties style:font-name="Roboto" fo:font-size="9.75pt" loext:padding="0in" loext:border="non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 fo:orphans="2" fo:widows="2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77777" style:font-name="Roboto" fo:font-size="9.75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8f8f8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program to create a singly linked list, append some items and iterate through the list</text:p>
      <text:p text:style-name="P1"><text:line-break/>Write a program to search a specific item in a singly linked list and return true if the item is found otherwise return false</text:p>
      <text:p text:style-name="P1"/>
      <text:p text:style-name="P1">Write a program to delete the first item from a singly linked list</text:p>
      <text:p text:style-name="P1"><text:line-break/>Write a program to create a doubly linked list, append some items and iterate through the list (print forward)</text:p>
      <text:p text:style-name="P1"/>
      <text:section text:style-name="Sect1" text:name="t-formula-bar-input-container">
        <text:section text:style-name="Sect2" text:name="t-formula-bar-input">
          <text:p text:style-name="P2">Write a program to insert an item in front of a given doubly linked list.</text:p>
          <text:p text:style-name="P2"/>
        </text:section>
      </text:section>
      <text:p text:style-name="Standard"><draw:frame draw:style-name="fr2" draw:name="Frame1" text:anchor-type="paragraph" svg:width="0.0161in" draw:z-index="0"><draw:text-box fo:min-height="0.2398in"><text:p text:style-name="P4"/><text:p text:style-name="P3"><draw:frame draw:style-name="fr1" draw:name="Frame2" text:anchor-type="char" svg:x="0.0311in" svg:width="0.0161in" draw:z-index="1"><draw:text-box fo:min-height="0.0161in"><text:p text:style-name="Text_20_body"/></draw:text-box></draw:frame></text:p></draw:text-box></draw:frame></text:p>
      <text:p text:style-name="P1">Write a program to search a specific item in a given doubly linked list and return true if the item is found otherwise return false</text:p>
      <text:p text:style-name="P1"/>
      <text:p text:style-name="P1"><text:line-break/>Write a program to delete a specific item from a given doubly linked list</text:p>
      <text:p text:style-name="P1"/>
      <text:p text:style-name="P1"><text:a xlink:type="simple" xlink:href="https://ideone.com/vVdLPK" text:style-name="Internet_20_link" text:visited-style-name="Visited_20_Internet_20_Link">https://ideone.com/vVdLPK</text:a></text:p>
      <text:p text:style-name="P1"/>
      <text:p text:style-name="P1"><text:a xlink:type="simple" xlink:href="https://ideone.com/VhK86e" text:style-name="Internet_20_link" text:visited-style-name="Visited_20_Internet_20_Link">https://ideone.com/VhK86e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06:35.638284344</meta:creation-date>
    <dc:date>2021-04-21T11:51:21.479537431</dc:date>
    <meta:editing-duration>PT4H1M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9" meta:character-count="725" meta:non-whitespace-character-count="602"/>
  </office:meta>
</office:document-meta>
</file>